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ext-properties style:font-name="Times New Roman" style:font-name-asian="Times New Roman" style:font-name-complex="Times New Roman" fo:font-size="18pt" style:font-size-asian="18pt" style:font-size-complex="18pt" style:language-asian="fr" style:country-asian="FR"/>
    </style:style>
    <style:style style:name="P2" style:parent-style-name="Normal" style:family="paragraph">
      <style:paragraph-properties fo:margin-bottom="0in" fo:line-height="100%"/>
      <style:text-properties style:font-name="Times New Roman" style:font-name-asian="Times New Roman" style:font-name-complex="Times New Roman" fo:font-size="18pt" style:font-size-asian="18pt" style:font-size-complex="18pt" style:language-asian="fr" style:country-asian="FR"/>
    </style:style>
    <style:style style:name="P3"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4"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5"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6"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7"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8"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9"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0"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1"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2"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3" style:parent-style-name="Normal" style:family="paragraph">
      <style:paragraph-properties fo:margin-bottom="0in" fo:line-height="100%"/>
      <style:text-properties style:font-name="Times New Roman" style:font-name-asian="Times New Roman" style:font-name-complex="Times New Roman" fo:font-size="18pt" style:font-size-asian="18pt" style:font-size-complex="18pt" style:language-asian="fr" style:country-asian="FR"/>
    </style:style>
    <style:style style:name="P14"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5"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6" style:parent-style-name="Normal" style:family="paragraph">
      <style:paragraph-properties fo:margin-bottom="0in" fo:line-height="100%"/>
    </style:style>
    <style:style style:name="T17" style:parent-style-name="Policepardéfaut" style:family="text">
      <style:text-properties style:font-name="Arial" style:font-name-asian="Times New Roman" style:font-name-complex="Times New Roman" fo:font-size="14.5pt" style:font-size-asian="14.5pt" style:font-size-complex="14.5pt" style:language-asian="fr" style:country-asian="FR"/>
    </style:style>
    <style:style style:name="T18"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19"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20"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21"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22"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P23" style:parent-style-name="Normal" style:family="paragraph">
      <style:paragraph-properties fo:margin-bottom="0in" fo:line-height="100%"/>
    </style:style>
    <style:style style:name="T24" style:parent-style-name="Policepardéfaut" style:family="text">
      <style:text-properties style:font-name="Arial" style:font-name-asian="Times New Roman" style:font-name-complex="Times New Roman" fo:font-size="14.5pt" style:font-size-asian="14.5pt" style:font-size-complex="14.5pt" style:language-asian="fr" style:country-asian="FR"/>
    </style:style>
    <style:style style:name="T25"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P26"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27"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28"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29" style:parent-style-name="Normal" style:family="paragraph">
      <style:paragraph-properties fo:margin-bottom="0in" fo:line-height="100%"/>
    </style:style>
    <style:style style:name="T30" style:parent-style-name="Policepardéfaut" style:family="text">
      <style:text-properties style:font-name="Arial" style:font-name-asian="Times New Roman" style:font-name-complex="Times New Roman" fo:font-size="14.5pt" style:font-size-asian="14.5pt" style:font-size-complex="14.5pt" style:language-asian="fr" style:country-asian="FR"/>
    </style:style>
    <style:style style:name="T31"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P32"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3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34" style:parent-style-name="Normal" style:family="paragraph">
      <style:paragraph-properties fo:margin-bottom="0in" fo:line-height="100%"/>
      <style:text-properties style:font-name="Times New Roman" style:font-name-asian="Times New Roman" style:font-name-complex="Times New Roman" fo:font-size="18pt" style:font-size-asian="18pt" style:font-size-complex="18pt" style:language-asian="fr" style:country-asian="FR"/>
    </style:style>
    <style:style style:name="P35"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36"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37"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38"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39"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40"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P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P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P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P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P46"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47"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48"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49"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0" style:parent-style-name="Paragraphedeliste" style:list-style-name="LFO2"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1" style:parent-style-name="Paragraphedeliste" style:list-style-name="LFO2"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2" style:parent-style-name="Paragraphedeliste" style:list-style-name="LFO2"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3" style:parent-style-name="Paragraphedeliste" style:list-style-name="LFO2"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4" style:parent-style-name="Paragraphedeliste"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5"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6"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7"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8"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9"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60"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61"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62"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63"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64"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65"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66"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67"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68"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69"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70"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71"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2"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3"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4"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5"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6"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7"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8"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9"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80"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81"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82"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83"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84"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TableColumn86" style:family="table-column">
      <style:table-column-properties style:column-width="2.0972in"/>
    </style:style>
    <style:style style:name="TableColumn87" style:family="table-column">
      <style:table-column-properties style:column-width="2.0979in"/>
    </style:style>
    <style:style style:name="TableColumn88" style:family="table-column">
      <style:table-column-properties style:column-width="2.0979in"/>
    </style:style>
    <style:style style:name="Table85" style:family="table">
      <style:table-properties style:width="6.293in" fo:margin-left="0in" table:align="left"/>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45"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46"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47"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48"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149"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15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5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5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5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5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55"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5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57" style:parent-style-name="Normal" style:family="paragraph">
      <style:paragraph-properties fo:margin-bottom="0in" fo:line-height="100%"/>
    </style:style>
    <style:style style:name="T158"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59"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60"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161"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62"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63"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164"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165"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166"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167"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P168" style:parent-style-name="Normal" style:family="paragraph">
      <style:paragraph-properties fo:margin-bottom="0in" fo:line-height="100%"/>
    </style:style>
    <style:style style:name="T169"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70"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T171"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72"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73"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74"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75"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76"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77"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78"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79"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80"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81"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82"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83"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84"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85"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86"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87"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88"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89"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90"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91"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192"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93"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194"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195"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196"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P197" style:parent-style-name="Normal" style:family="paragraph">
      <style:paragraph-properties fo:margin-bottom="0in" fo:line-height="100%"/>
    </style:style>
    <style:style style:name="T198"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99"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00"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201"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02"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203"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04"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205"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06" style:parent-style-name="Policepardéfaut" style:family="text">
      <style:text-properties style:font-name="Arial" style:font-name-asian="Times New Roman" style:font-name-complex="Times New Roman" fo:font-size="12.5pt" style:font-size-asian="12.5pt" style:font-size-complex="12.5pt" style:language-asian="fr" style:country-asian="FR"/>
    </style:style>
    <style:style style:name="T207"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08" style:parent-style-name="Policepardéfaut" style:family="text">
      <style:text-properties style:font-name="Arial" style:font-name-asian="Times New Roman" style:font-name-complex="Times New Roman" fo:font-size="12.5pt" style:font-size-asian="12.5pt" style:font-size-complex="12.5pt" style:language-asian="fr" style:country-asian="FR"/>
    </style:style>
    <style:style style:name="T209"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10" style:parent-style-name="Policepardéfaut" style:family="text">
      <style:text-properties style:font-name="Arial" style:font-name-asian="Times New Roman" style:font-name-complex="Times New Roman" fo:font-size="12.5pt" style:font-size-asian="12.5pt" style:font-size-complex="12.5pt" style:language-asian="fr" style:country-asian="FR"/>
    </style:style>
    <style:style style:name="T211"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12"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213"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14"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215"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216"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217"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218"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219"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T220"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21"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222"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223"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T224"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25"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226"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T227"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office:automatic-styles>
  <office:body>
    <office:text text:use-soft-page-breaks="true">
      <text:p text:style-name="P1">CAHIER DES CHARGES REALISATION DE SITE WEB<text:s/></text:p>
      <text:p text:style-name="P2"/>
      <text:p text:style-name="P3">Nom de l’entreprise :</text:p>
      <text:p text:style-name="P4">Nom du projet :<text:s/>Orange Event</text:p>
      <text:p text:style-name="P5">Personne à contacter dans l’entreprise :<text:s/></text:p>
      <text:p text:style-name="P6">Chavanne Marie-Camille, Lefebvre Kevin, Maria Raphael</text:p>
      <text:p text:style-name="P7">Adresse :<text:s/>12 rue Cléry 75002 PARIS</text:p>
      <text:p text:style-name="P8">Tel :<text:s/>0647389923</text:p>
      <text:p text:style-name="P9">Email : orange.event2019@gmail.com</text:p>
      <text:p text:style-name="P10"/>
      <text:p text:style-name="P11"/>
      <text:p text:style-name="P12"/>
      <text:p text:style-name="P13">PRESENTATION DE L’ENTREPRISE</text:p>
      <text:p text:style-name="P14">Dans cette partie, présentez votre entreprise</text:p>
      <text:p text:style-name="P15"/>
      <text:p text:style-name="P16"><text:span text:style-name="T17">–</text:span><text:span text:style-name="T18">son histoire</text:span><text:span text:style-name="T19"><text:s/></text:span><text:span text:style-name="T20">sa taille (CA et nombre de salariés)</text:span><text:span text:style-name="T21"><text:s/></text:span><text:span text:style-name="T22">ses activités principales</text:span></text:p>
      <text:p text:style-name="P23"><text:span text:style-name="T24">–</text:span><text:span text:style-name="T25">ses produits et services vendus</text:span></text:p>
      <text:p text:style-name="P26"/>
      <text:p text:style-name="P27">Votre positionnement concurrentiel:</text:p>
      <text:p text:style-name="P28"/>
      <text:p text:style-name="P29"><text:span text:style-name="T30">–</text:span><text:span text:style-name="T31">qui sont vos trois principaux concurrents ?</text:span></text:p>
      <text:p text:style-name="P32">Quel est l’élément différenciant de votre activité/de votre<text:s/>communication ? quelle est votre positionnement de gamme (haut/bas/milieu) ou votre<text:s/>niveau de service (sur mesure/préfabriqué)<text:s/></text:p>
      <text:p text:style-name="P33"/>
      <text:p text:style-name="P34">PRESENTATION DU PROJET</text:p>
      <text:p text:style-name="P35"/>
      <text:p text:style-name="P36">Notre projet est un site internet lié à l’événementiel et à la vente.</text:p>
      <text:p text:style-name="P37">Le projet à vue sa naissance suite a un besoin d’orange qui grâce à notre professionnalisme nous<text:s/>a<text:s/>connu par le biais d’un partenaire commun.</text:p>
      <text:p text:style-name="P38">Le besoin d’orange est lié à l’attente grandissante du public(marketing)<text:s/>de pouvoir participer à des événements<text:s/>crée par de grand groupe et de pouvoir y acheter/trouver les produits<text:s/>proposés par l’événement.</text:p>
      <text:p text:style-name="P39"/>
      <text:p text:style-name="P40">Actuellement aucune structure n’est utilisée, les logos ainsi que les informations d’orange seront utilisés<text:s/>dans le seul but d’apporter des informations pour le site web.</text:p>
      <text:p text:style-name="P41"/>
      <text:p text:style-name="P42"/>
      <text:p text:style-name="P43"/>
      <text:p text:style-name="P44"/>
      <text:p text:style-name="P45"/>
      <text:soft-page-break/>
      <text:p text:style-name="P46">2.1 Comité de pilotage<text:s/></text:p>
      <text:p text:style-name="P47"/>
      <text:p text:style-name="P48">Le<text:s/>projet orange<text:s/>évent<text:s/>est composé de 3 membres. Ces membres ont été<text:s/>assignés au projet suivant plusieurs critères :</text:p>
      <text:p text:style-name="P49"/>
      <text:list text:style-name="LFO2" text:continue-numbering="true">
        <text:list-item>
          <text:p text:style-name="P50">Assiduité</text:p>
        </text:list-item>
        <text:list-item>
          <text:p text:style-name="P51">Force de proposition</text:p>
        </text:list-item>
        <text:list-item>
          <text:p text:style-name="P52">Capacité d’adaptation</text:p>
        </text:list-item>
        <text:list-item>
          <text:p text:style-name="P53">Connaissance en développement web</text:p>
        </text:list-item>
      </text:list>
      <text:p text:style-name="P54"/>
      <text:p text:style-name="P55">Lefebvre kevin :<text:s/>chef de projet,<text:s/>web développement.</text:p>
      <text:p text:style-name="P56">Maria Raphael :<text:s/><text:s/>web développement.</text:p>
      <text:p text:style-name="P57">Chavanne Marie-Camille :<text:s/>web développement.</text:p>
      <text:p text:style-name="P58"/>
      <text:p text:style-name="P59"/>
      <text:p text:style-name="P60"/>
      <text:p text:style-name="P61"/>
      <text:p text:style-name="P62">2.2 Objectifs du site</text:p>
      <text:p text:style-name="P63"/>
      <text:p text:style-name="P64">L’objectif principale du site sera d’être un site d’événement<text:s/>afin de sortir des codes et de pouvoir se promouvoir en tant que leaders d’événementiel, les partenaires s’occuperont<text:s/>de la création d’évent.<text:s/>Il sera aussi un site de vente en fonction des produits proposés par les<text:s/>évents.</text:p>
      <text:p text:style-name="P65"/>
      <text:p text:style-name="P66">Dans le cadre de la billetterie et de la vente nous prévoyons un chiffre d’affaire de<text:s/></text:p>
      <text:p text:style-name="P67">1<text:s/>millions d’euros<text:s/>dés<text:s/>première année.</text:p>
      <text:p text:style-name="P68"/>
      <text:p text:style-name="P69">2.3<text:s/>Public concerné ?</text:p>
      <text:p text:style-name="P70"/>
      <text:p text:style-name="P71">Le public concerné par le site internet<text:s/>sont des<text:s/>entreprises et des particuliers.<text:s/>Chaque public concerné à un but/objectif attribué.</text:p>
      <text:p text:style-name="P72"/>
      <text:p text:style-name="P73">Entreprise : La création des événements<text:s/>se fera par les entreprises<text:s/>préalablement valider par l’administrateur, le but est de promouvoir ces entreprises pour consolider nos partenariats.<text:s/></text:p>
      <text:p text:style-name="P74"/>
      <text:p text:style-name="P75">Particulier : La présence d’évent et d’une boutique afin que les particuliers puissent avoir accès en premier au nouveau produit que les entreprises<text:s/>proposent.</text:p>
      <text:p text:style-name="P76"/>
      <text:p text:style-name="P77">Plus généralement le site s’adresse à une cible qui s’intéresse au high-tech.</text:p>
      <text:p text:style-name="P78"/>
      <text:p text:style-name="P79"/>
      <text:p text:style-name="P80"/>
      <text:p text:style-name="P81"/>
      <text:p text:style-name="P82">2.4 Arborescence<text:s/>du site</text:p>
      <text:p text:style-name="P83"/>
      <text:p text:style-name="P84"/>
      <table:table table:style-name="Table85">
        <table:table-columns>
          <table:table-column table:style-name="TableColumn86"/>
          <table:table-column table:style-name="TableColumn87"/>
          <table:table-column table:style-name="TableColumn88"/>
        </table:table-columns>
        <table:table-row table:style-name="TableRow89">
          <table:table-cell table:style-name="TableCell90">
            <text:p text:style-name="P91">Nom rubrique</text:p>
          </table:table-cell>
          <table:table-cell table:style-name="TableCell92">
            <text:p text:style-name="P93"><text:s/>Nom sous rubrique</text:p>
          </table:table-cell>
          <table:table-cell table:style-name="TableCell94">
            <text:p text:style-name="P95"><text:s/>Descriptif</text:p>
          </table:table-cell>
        </table:table-row>
        <table:table-row table:style-name="TableRow96">
          <table:table-cell table:style-name="TableCell97">
            <text:p text:style-name="P98">Accueil</text:p>
          </table:table-cell>
          <table:table-cell table:style-name="TableCell99">
            <text:p text:style-name="P100"/>
          </table:table-cell>
          <table:table-cell table:style-name="TableCell101">
            <text:p text:style-name="P102">L’accueil du site</text:p>
          </table:table-cell>
        </table:table-row>
        <table:table-row table:style-name="TableRow103">
          <table:table-cell table:style-name="TableCell104">
            <text:p text:style-name="P105">Boutique</text:p>
          </table:table-cell>
          <table:table-cell table:style-name="TableCell106">
            <text:p text:style-name="P107">Produit 1/2/3..</text:p>
          </table:table-cell>
          <table:table-cell table:style-name="TableCell108">
            <text:p text:style-name="P109">Achat produit</text:p>
          </table:table-cell>
        </table:table-row>
        <table:table-row table:style-name="TableRow110">
          <table:table-cell table:style-name="TableCell111">
            <text:p text:style-name="P112">Evénement</text:p>
          </table:table-cell>
          <table:table-cell table:style-name="TableCell113">
            <text:p text:style-name="P114">Event1/2/3..</text:p>
          </table:table-cell>
          <table:table-cell table:style-name="TableCell115">
            <text:p text:style-name="P116">Liste des événement</text:p>
          </table:table-cell>
        </table:table-row>
        <table:table-row table:style-name="TableRow117">
          <table:table-cell table:style-name="TableCell118">
            <text:p text:style-name="P119">Lieu</text:p>
          </table:table-cell>
          <table:table-cell table:style-name="TableCell120">
            <text:p text:style-name="P121">Lieu 1/2/3/4</text:p>
          </table:table-cell>
          <table:table-cell table:style-name="TableCell122">
            <text:p text:style-name="P123">Liste des lieux</text:p>
          </table:table-cell>
        </table:table-row>
        <table:table-row table:style-name="TableRow124">
          <table:table-cell table:style-name="TableCell125">
            <text:p text:style-name="P126">Connexion</text:p>
          </table:table-cell>
          <table:table-cell table:style-name="TableCell127">
            <text:p text:style-name="P128"/>
          </table:table-cell>
          <table:table-cell table:style-name="TableCell129">
            <text:p text:style-name="P130">Interface de connexion</text:p>
          </table:table-cell>
        </table:table-row>
        <table:table-row table:style-name="TableRow131">
          <table:table-cell table:style-name="TableCell132">
            <text:p text:style-name="P133">Inscription</text:p>
          </table:table-cell>
          <table:table-cell table:style-name="TableCell134">
            <text:p text:style-name="P135"/>
          </table:table-cell>
          <table:table-cell table:style-name="TableCell136">
            <text:p text:style-name="P137">Interface d’inscription</text:p>
          </table:table-cell>
        </table:table-row>
        <table:table-row table:style-name="TableRow138">
          <table:table-cell table:style-name="TableCell139">
            <text:p text:style-name="P140">Achat ticket</text:p>
          </table:table-cell>
          <table:table-cell table:style-name="TableCell141">
            <text:p text:style-name="P142">Achat suivant Event 1/2/3..</text:p>
          </table:table-cell>
          <table:table-cell table:style-name="TableCell143">
            <text:p text:style-name="P144">Achat ticket d’event</text:p>
          </table:table-cell>
        </table:table-row>
      </table:table>
      <text:p text:style-name="P145"/>
      <text:p text:style-name="P146"/>
      <text:p text:style-name="P147"/>
      <text:p text:style-name="P148">2.5 Contenus</text:p>
      <text:p text:style-name="P149"/>
      <text:p text:style-name="P150">Le contenue sera disponible et mise a disposition des entreprises et des particuliers suivant les besoins et les droits accordés.</text:p>
      <text:p text:style-name="P151"/>
      <text:p text:style-name="P152">Entreprise : Les entreprises partenaires pourront créer un événement en choisissant un lieu (image<text:s/>fourni) et une disposition de page (template<text:s/>à choisir)<text:s/>ensuite ils devront<text:s/>télécharger<text:s/>leurs images<text:s/>(leur logo ainsi que le/les produit(s))<text:s/>qui seront automatiquement implémenté dans le template.</text:p>
      <text:p text:style-name="P153"/>
      <text:p text:style-name="P154">Particulier : Les particuliers auront accès au page des différents évents et aux produits liés aux évents disponible. Ils pourront aussi acheter leur ticket si un évent leur convient (l’achat des produits durant un événement aura un pourcentage de réduction comparé à la boutique en ligne d’où l’intérêt de participer à un événement).</text:p>
      <text:p text:style-name="P155"/>
      <text:p text:style-name="P156"/>
      <text:p text:style-name="P157"><text:span text:style-name="T158">2.6 Fonctionnalités</text:span><text:span text:style-name="T159">Lister de manière exhaustive les fonctionnalités attendues du projet, par ordrede priorité. Cette partie peut être développée selon le niveau de détail voulu.Exemple :NOM RUBRIQUEFONCTIONNALITEDESCRIPTIF</text:span><text:span text:style-name="T160">RubriqueNos ProduitsVente en ligneNous souhaitons que nos clientspuissent commander nos pro-duits avec un panier et qu'ils dis-posent d'un compte clientRubriquePresseEspace réservé auxjournalistesAccès par identifiant et mot depasse pour les journalistes ins-crits. Formulaire en ligne de de-mande d'inscription qui serontvalidés par nos soins.Encart Newsletter sur l'en-semble des pagesNewsletter Adhésion à la newsletter viasimple email possibilité d'expor-ter les inscrits à partir du ba-ck-office<text:s/></text:span><text:span text:style-name="T161">2.7 Langues<text:s/></text:span><text:span text:style-name="T162">Préciser ici en quelles versions linguistiques le site sera disponible. Si le site est en plusieurs langues, s’agira-t-il de versions identiques ou deversions adaptées. Dans ce cas précisez. Indiquez également qui se chargera des éventuels besoins en traduction.Exemple :LangueTypeTraduction par l'agence?</text:span><text:span text:style-name="T163">FrançaisSite complet NON (sera fournie par le Client)AnglaisSite complet NON (sera fournie par le Client)Espagnol1 page de synthèse OUI sur la base de textes en fran-çais fournis par le client</text:span><text:span text:style-name="T164">MMCréation –<text:s/></text:span><text:span text:style-name="T165">www.mmcreation.com</text:span><text:span text:style-name="T166">www.mmcreation.com</text:span><text:span text:style-name="T167"><text:s/>- Modèle de cahier des charges - 6/ 8</text:span></text:p>
      <text:soft-page-break/>
      <text:p text:style-name="P168"><text:span text:style-name="T169">-3</text:span><text:span text:style-name="T170">PRESTATIONS ATTENDUES</text:span><text:span text:style-name="T171">3.1 Charte graphique et charte éditoriale</text:span><text:span text:style-name="T172">Quelle sera la charte graphique à respecter? Qu’attendez-vous en termes de charte graphique?Existe-t-il une charte éditoriale? Faudra-t-il créer une charte éditoriale spécifique au web?</text:span><text:span text:style-name="T173">3.2 Création et récupération de contenus</text:span><text:span text:style-name="T174">Quels sont les contenus déjà disponibles? Faudra-t-il que l’agence les adapte au support Internet?Souhaitez-vous que l’agence crée des contenus? Lesquels?</text:span><text:span text:style-name="T175">3.3 Développement</text:span><text:span text:style-name="T176">Spécifiez si dans le site, il faut des éléments qui font appel à de la programma-tion et à des bases de données. Exemples :</text:span><text:span text:style-name="T177">–</text:span><text:span text:style-name="T178">moteur de recherche interne au site,</text:span><text:span text:style-name="T179">–</text:span><text:span text:style-name="T180">formulaire de collecte d’information,</text:span><text:span text:style-name="T181">–</text:span><text:span text:style-name="T182">boutique électronique,</text:span><text:span text:style-name="T183">–</text:span><text:span text:style-name="T184">sondage,</text:span><text:span text:style-name="T185">–</text:span><text:span text:style-name="T186">quizz,</text:span><text:span text:style-name="T187">–</text:span><text:span text:style-name="T188">gestion automatique d’actualités,</text:span><text:span text:style-name="T189">–</text:span><text:span text:style-name="T190">interface de mise à jour du site,</text:span><text:span text:style-name="T191">...</text:span><text:span text:style-name="T192">Précisez s’il y a des contraintes techniques à respecter et quelles sont voséventuelles attentes en la matière.</text:span><text:span text:style-name="T193">MMCréation –<text:s/></text:span><text:span text:style-name="T194">www.mmcreation.com</text:span><text:span text:style-name="T195">www.mmcreation.com</text:span><text:span text:style-name="T196"><text:s/>- Modèle de cahier des charges - 7/ 8</text:span></text:p>
      <text:p text:style-name="P197"><text:span text:style-name="T198">3.4 Dépôt du nom de domaine et adresses mail</text:span><text:span text:style-name="T199">Indiquez, ici, si vous souhaitez que l’agence se charge de déposer un ou plusieursnoms de domaine.Si vous êtes déjà propriétaire d’un nom de domaine. Précisez si l’agence doit secharger du transfert du nom de domaine auprès de l’hébergeur du site.</text:span><text:span text:style-name="T200">3.5 Hébergement</text:span><text:span text:style-name="T201">Indiquez, ici, si vous souhaitez que l’agence vous propose une prestation d’hé-bergement et éventuellement de quel type d’hébergement il s’agira.</text:span><text:span text:style-name="T202">3.6 Référencement</text:span><text:span text:style-name="T203">Indiquez, ici, si vous souhaitez que l’agence prenne en charge le référencementde votre site auprès des moteurs de recherche. Précisez quels sont vos objectifsen la matière, si vous attendez une prestation de suivi et de quelle nature. Indiquez également si possible sur quels axes vus souhaitez vous positionner.</text:span><text:span text:style-name="T204">3.7 Mises à jour</text:span><text:span text:style-name="T205">Quels est le système de mise à jour attendu:<text:s/></text:span><text:span text:style-name="T206">–</text:span><text:span text:style-name="T207">plate-forme de mise à jour autonome?</text:span><text:span text:style-name="T208">–</text:span><text:span text:style-name="T209">contrat de maintenance auprès de l’agence?<text:s/></text:span><text:span text:style-name="T210">–</text:span><text:span text:style-name="T211">formation des équipes à la plate-forme de mise à jour?</text:span><text:span text:style-name="T212">3.8 Statistiques de connections</text:span><text:span text:style-name="T213">Avez-vous des attentes particulières en matière de statistiques de fréquenta-tion?</text:span><text:span text:style-name="T214">MMCréation –<text:s/></text:span><text:span text:style-name="T215">www.mmcreation.com</text:span><text:span text:style-name="T216">www.mmcreation.com</text:span><text:span text:style-name="T217"><text:s/>- Modèle de cahier des charges - 8/ 8</text:span></text:p>
      <text:p text:style-name="Normal"><text:span text:style-name="T218">-4</text:span><text:span text:style-name="T219">REPONSE ATTENDUE</text:span><text:span text:style-name="T220">Indiquez, ici, si vous souhaitez que sa proposition vous parvienne avant une dateque vous fixez.Indiquez également quel type de réponse vous attendez.</text:span><text:span text:style-name="T221">-5</text:span><text:span text:style-name="T222">*</text:span><text:span text:style-name="T223">PLANNING PREVISIONNEL</text:span><text:span text:style-name="T224">Indiquez, ici, si vous avez des attentes particulières pour la mise en ligne devotre site. Précisez également si vous attendez une mise en ligne en plusieurs phases.</text:span><text:span text:style-name="T225">-6</text:span><text:span text:style-name="T226">BUDGET</text:span><text:span text:style-name="T227">Si vous avez défini un budget, indiquez le, ic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evin lefebvre</meta:initial-creator>
    <dc:creator>kevin lefebvre</dc:creator>
    <meta:creation-date>2019-05-28T10:09:00Z</meta:creation-date>
    <dc:date>2019-05-28T13:15:00Z</dc:date>
    <meta:template xlink:href="Normal.dotm" xlink:type="simple"/>
    <meta:editing-cycles>8</meta:editing-cycles>
    <meta:editing-duration>PT9600S</meta:editing-duration>
    <meta:document-statistic meta:page-count="4" meta:paragraph-count="15" meta:word-count="1195" meta:character-count="7755" meta:row-count="54" meta:non-whitespace-character-count="6575"/>
  </office:meta>
</office:document-meta>
</file>